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ebfab" officeooo:paragraph-rsid="001ebfab"/>
    </style:style>
    <style:style style:name="P2" style:family="paragraph" style:parent-style-name="Text_20_body">
      <style:text-properties officeooo:rsid="001ebfab" officeooo:paragraph-rsid="001ebfab"/>
    </style:style>
    <style:style style:name="T1" style:family="text">
      <style:text-properties officeooo:rsid="001eb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plication Streamlit d'Analyse de Données E-commerce</text:h>
      <text:h text:style-name="Heading_20_2" text:outline-level="2">Description</text:h>
      <text:p text:style-name="Text_20_body">Cette application Streamlit permet de visualiser et d'analyser des données e-commerce fictives. Elle permet aux utilisateurs de filtrer les données par catégorie de produit, <text:span text:style-name="T1">ils peuvent ensuite télécharger le CSV associé. L’application permet aussi </text:span>de visualiser les ventes par catégorie <text:span text:style-name="T1">grâce à un graphique </text:span>et de calculer des statistiques descriptives sur les ventes.</text:p>
      <text:h text:style-name="P1" text:outline-level="2">Approche</text:h>
      <text:p text:style-name="P2">J’ai décidé de faire plusieurs fonctions, chaque fonctionnalité a sa fonction associée, une pour lire le CSV puis pour faire le widget du filtre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2:50:13.575425872</meta:creation-date>
    <dc:date>2024-05-30T12:56:24.203556573</dc:date>
    <meta:editing-duration>PT6M11S</meta:editing-duration>
    <meta:editing-cycles>1</meta:editing-cycles>
    <meta:document-statistic meta:table-count="0" meta:image-count="0" meta:object-count="0" meta:page-count="1" meta:paragraph-count="5" meta:word-count="86" meta:character-count="590" meta:non-whitespace-character-count="509"/>
    <meta:generator>LibreOffice/7.3.7.2$Linux_X86_64 LibreOffice_project/30$Build-2</meta:generator>
  </office:meta>
</office:document-meta>
</file>